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textarea-horizontal-align="justify" draw:textarea-vertical-align="middle" draw:auto-grow-height="false" fo:min-height="0.35cm" fo:min-width="0cm"/>
    </style:style>
    <style:style style:name="gr2" style:family="graphic" style:parent-style-name="standard">
      <style:graphic-properties svg:stroke-color="#666666" draw:fill-color="#dddddd" draw:textarea-horizontal-align="justify" draw:textarea-vertical-align="middle" draw:auto-grow-height="false" fo:min-height="0.35cm" fo:min-width="0cm"/>
    </style:style>
    <style:style style:name="gr3" style:family="graphic" style:parent-style-name="objectwithoutfill">
      <style:graphic-properties draw:fill="none" draw:fill-color="#ddddd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  <style:text-properties fo:font-size="7.5pt" style:font-size-asian="7.5pt" style:font-size-complex="7.5pt"/>
    </style:style>
    <style:style style:name="P3" style:family="paragraph">
      <loext:graphic-properties draw:fill-color="#dddddd"/>
      <style:paragraph-properties fo:text-align="center"/>
      <style:text-properties fo:font-size="7.5pt" style:font-size-asian="7.5pt" style:font-size-complex="7.5pt"/>
    </style:style>
    <style:style style:name="P4" style:family="paragraph">
      <loext:graphic-properties draw:fill="none" draw:fill-color="#ddddd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ff3333" fo:font-size="5pt" style:font-size-asian="5pt" style:font-size-complex="5pt"/>
    </style:style>
    <style:style style:name="P7" style:family="paragraph">
      <loext:graphic-properties draw:fill="none" draw:fill-color="#ffffff"/>
      <style:text-properties fo:color="#ff3333" fo:font-size="5pt" style:font-size-asian="5pt" style:font-size-complex="5pt"/>
    </style:style>
    <style:style style:name="T1" style:family="text">
      <style:text-properties fo:font-size="7.5pt" style:font-size-asian="7.5pt" style:font-size-complex="7.5pt"/>
    </style:style>
    <style:style style:name="T2" style:family="text">
      <style:text-properties fo:color="#ff3333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4cm" svg:height="0.6cm" svg:x="6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7cm" svg:y="2.3cm">
          <text:p text:style-name="P2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7.4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8.3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7.9cm" svg:y="2.3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3.4cm" svg:y="4.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3.8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3.8cm" svg:y="4.4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5cm" svg:y1="2.9cm" svg:x2="5.9cm" svg:y2="3.4cm">
          <text:p/>
        </draw:line>
        <draw:custom-shape draw:style-name="gr2" draw:text-style-name="P3" draw:layer="layout" svg:width="0.3cm" svg:height="0.6cm" svg:x="3cm" svg:y="4.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3.4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3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4.8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5.3cm" svg:y="3.4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5.7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6.6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6.2cm" svg:y="3.4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8cm" svg:y1="4cm" svg:x2="3.5cm" svg:y2="4.4cm">
          <text:p/>
        </draw:line>
        <draw:custom-shape draw:style-name="gr2" draw:text-style-name="P3" draw:layer="layout" svg:width="0.3cm" svg:height="0.6cm" svg:x="5.7cm" svg:y="4.4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6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6.1cm" svg:y="4.4cm">
          <text:p text:style-name="P2"><text:span text:style-name="T1">1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5.3cm" svg:y="4.4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5.7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5.3cm" svg:y="5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cm" svg:y1="4cm" svg:x2="5.9cm" svg:y2="4.4cm">
          <text:p/>
        </draw:line>
        <draw:custom-shape draw:style-name="gr2" draw:text-style-name="P3" draw:layer="layout" svg:width="0.3cm" svg:height="0.6cm" svg:x="8cm" svg:y="4.5cm">
          <text:p text:style-name="P2"><text:span text:style-name="T1">1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8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8.4cm" svg:y="4.5cm">
          <text:p text:style-name="P2"><text:span text:style-name="T1">1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7.6cm" svg:y="4.5cm">
          <text:p text:style-name="P2"><text:span text:style-name="T1">1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8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7.6cm" svg:y="5.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cm" svg:y1="4cm" svg:x2="8.1cm" svg:y2="4.5cm">
          <text:p/>
        </draw:line>
        <draw:frame draw:style-name="gr4" draw:text-style-name="P5" draw:layer="layout" svg:width="6.6cm" svg:height="0.962cm" svg:x="14.7cm" svg:y="1.3cm">
          <draw:text-box>
            <text:p>9 <text:s/>3 <text:s/>4 <text:s/><text:s/>12 <text:s/><text:s/>2</text:p>
          </draw:text-box>
        </draw:frame>
        <draw:custom-shape draw:style-name="gr1" draw:text-style-name="P1" draw:layer="layout" svg:width="0.4cm" svg:height="0.6cm" svg:x="12.4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2.9cm" svg:y="2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3.3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4.2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3.8cm" svg:y="2.7cm">
          <text:p text:style-name="P2">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2.2cm" svg:y="4.2cm">
          <text:p text:style-name="P2"><text:span text:style-name="T1"><text:s/></text:span>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12.6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2.6cm" svg:y="4.2cm">
          <text:p text:style-name="P2"><text:span text:style-name="T1"><text:s/></text:span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1.8cm" svg:y="4.2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12.2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11.8cm" svg:y="4.9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9cm" svg:height="0.484cm" svg:x="9.7cm" svg:y="4.4cm">
          <draw:text-box>
            <text:p text:style-name="P6"><text:span text:style-name="T2">叶</text:span><text:span text:style-name="T2">节</text:span><text:span text:style-name="T2">点</text:span><text:span text:style-name="T2">比</text:span><text:span text:style-name="T2">k</text:span><text:span text:style-name="T2">e</text:span><text:span text:style-name="T2">y</text:span><text:span text:style-name="T2">小</text:span></text:p>
          </draw:text-box>
        </draw:frame>
        <draw:frame draw:style-name="gr5" draw:text-style-name="P7" draw:layer="layout" svg:width="1.9cm" svg:height="0.484cm" svg:x="12.9cm" svg:y="6.316cm">
          <draw:text-box>
            <text:p text:style-name="P6"><text:span text:style-name="T2">插入</text:span><text:span text:style-name="T2">3</text:span></text:p>
          </draw:text-box>
        </draw:frame>
        <draw:custom-shape draw:style-name="gr1" draw:text-style-name="P1" draw:layer="layout" svg:width="0.4cm" svg:height="0.6cm" svg:x="12.3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2.8cm" svg:y="7.1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3.2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4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3.7cm" svg:y="7.1cm">
          <text:p text:style-name="P2">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2cm" svg:y="8.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2.4cm" svg:y="8.7cm">
          <text:p text:style-name="P2"><text:span text:style-name="T1"><text:s/></text:span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1.6cm" svg:y="8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5cm" svg:y1="7.5cm" svg:x2="12.2cm" svg:y2="8.7cm">
          <text:p/>
        </draw:line>
        <draw:frame draw:style-name="gr5" draw:text-style-name="P7" draw:layer="layout" svg:width="1.9cm" svg:height="0.484cm" svg:x="17.5cm" svg:y="2.516cm">
          <draw:text-box>
            <text:p text:style-name="P6"><text:span text:style-name="T2">插</text:span><text:span text:style-name="T2">入</text:span><text:span text:style-name="T2">4</text:span></text:p>
          </draw:text-box>
        </draw:frame>
        <draw:custom-shape draw:style-name="gr1" draw:text-style-name="P1" draw:layer="layout" svg:width="0.4cm" svg:height="0.6cm" svg:x="16.9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7.4cm" svg:y="3.1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7.8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8.7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8.3cm" svg:y="3.1cm">
          <text:p text:style-name="P2">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6.6cm" svg:y="4.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17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7cm" svg:y="4.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6.2cm" svg:y="4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16.6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6cm" svg:x="16.2cm" svg:y="5.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3.5cm" svg:x2="16.8cm" svg:y2="4.7cm">
          <text:p/>
        </draw:line>
        <draw:frame draw:style-name="gr5" draw:text-style-name="P7" draw:layer="layout" svg:width="1.9cm" svg:height="0.484cm" svg:x="17cm" svg:y="6.316cm">
          <draw:text-box>
            <text:p text:style-name="P6"><text:span text:style-name="T2">插</text:span><text:span text:style-name="T2">入</text:span><text:span text:style-name="T2">1</text:span><text:span text:style-name="T2">2</text:span></text:p>
          </draw:text-box>
        </draw:frame>
        <draw:custom-shape draw:style-name="gr1" draw:text-style-name="P1" draw:layer="layout" svg:width="0.4cm" svg:height="0.6cm" svg:x="16.7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7.2cm" svg:y="7.1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7.6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8.5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8.1cm" svg:y="7.1cm">
          <text:p text:style-name="P2">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8cm" svg:y1="7.7cm" svg:x2="16.6cm" svg:y2="8.7cm">
          <text:p/>
        </draw:line>
        <draw:custom-shape draw:style-name="gr2" draw:text-style-name="P3" draw:layer="layout" svg:width="0.3cm" svg:height="0.6cm" svg:x="18cm" svg:y="8.7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8.4cm" svg:y="8.7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7.6cm" svg:y="8.7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8cm" svg:y1="7.7cm" svg:x2="18.1cm" svg:y2="8.7cm">
          <text:p/>
        </draw:line>
        <draw:frame draw:style-name="gr5" draw:text-style-name="P7" draw:layer="layout" svg:width="1.9cm" svg:height="0.484cm" svg:x="8.4cm" svg:y="11.716cm">
          <draw:text-box>
            <text:p text:style-name="P6"><text:span text:style-name="T2">分</text:span><text:span text:style-name="T2">裂</text:span></text:p>
          </draw:text-box>
        </draw:frame>
        <draw:custom-shape draw:style-name="gr1" draw:text-style-name="P1" draw:layer="layout" svg:width="0.4cm" svg:height="0.6cm" svg:x="11.1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1.6cm" svg:y="10.868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2cm" svg:y="10.8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2.9cm" svg:y="10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2.5cm" svg:y="10.868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0.4cm" svg:y="12.484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0.8cm" svg:y="12.484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1.2cm" svg:y="12.484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cm" svg:y1="11.468cm" svg:x2="11cm" svg:y2="12.468cm">
          <text:p/>
        </draw:line>
        <draw:custom-shape draw:style-name="gr2" draw:text-style-name="P3" draw:layer="layout" svg:width="0.3cm" svg:height="0.6cm" svg:x="12.4cm" svg:y="12.468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2.8cm" svg:y="12.468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2cm" svg:y="12.468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2cm" svg:y1="11.468cm" svg:x2="12.5cm" svg:y2="12.468cm">
          <text:p/>
        </draw:line>
        <draw:custom-shape draw:style-name="gr2" draw:text-style-name="P3" draw:layer="layout" svg:width="0.3cm" svg:height="0.6cm" svg:x="16cm" svg:y="8.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6.4cm" svg:y="8.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6.8cm" svg:y="8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0cm" svg:y="12.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9cm" svg:height="0.484cm" svg:x="11.6cm" svg:y="10.016cm">
          <draw:text-box>
            <text:p text:style-name="P6"><text:span text:style-name="T2">插</text:span><text:span text:style-name="T2">入</text:span><text:span text:style-name="T2">2</text:span><text:span text:style-name="T2">a</text:span></text:p>
          </draw:text-box>
        </draw:frame>
        <draw:frame draw:style-name="gr5" draw:text-style-name="P7" draw:layer="layout" svg:width="1.9cm" svg:height="0.484cm" svg:x="14.2cm" svg:y="11.648cm">
          <draw:text-box>
            <text:p text:style-name="P6"><text:span text:style-name="T2">分</text:span><text:span text:style-name="T2">裂</text:span></text:p>
          </draw:text-box>
        </draw:frame>
        <draw:custom-shape draw:style-name="gr1" draw:text-style-name="P1" draw:layer="layout" svg:width="0.4cm" svg:height="0.6cm" svg:x="16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7.3cm" svg:y="10.8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7.7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6.5cm" svg:y="12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6.9cm" svg:y="12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7.3cm" svg:y="12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cm" svg:y1="11.4cm" svg:x2="17cm" svg:y2="12.4cm">
          <text:p/>
        </draw:line>
        <draw:custom-shape draw:style-name="gr2" draw:text-style-name="P3" draw:layer="layout" svg:width="0.3cm" svg:height="0.6cm" svg:x="18.6cm" svg:y="12.4cm">
          <text:p text:style-name="P2">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9cm" svg:y="12.4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8.2cm" svg:y="12.4cm">
          <text:p text:style-name="P2"><text:span text:style-name="T1">1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cm" svg:y1="11.4cm" svg:x2="18.3cm" svg:y2="12.4cm">
          <text:p/>
        </draw:line>
        <draw:frame draw:style-name="gr5" draw:text-style-name="P7" draw:layer="layout" svg:width="1.9cm" svg:height="0.484cm" svg:x="16.7cm" svg:y="9.916cm">
          <draw:text-box>
            <text:p text:style-name="P6"><text:span text:style-name="T2">插</text:span><text:span text:style-name="T2">入</text:span><text:span text:style-name="T2">2</text:span><text:span text:style-name="T2">b</text:span></text:p>
          </draw:text-box>
        </draw:frame>
        <draw:custom-shape draw:style-name="gr2" draw:text-style-name="P3" draw:layer="layout" svg:width="0.3cm" svg:height="0.6cm" svg:x="16.4cm" svg:y="10.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6cm" svg:x="15.9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4.6cm" svg:y="12.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5cm" svg:y="12.4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6cm" svg:x="15.4cm" svg:y="12.4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1cm" svg:y1="11.4cm" svg:x2="15.2cm" svg:y2="12.4cm">
          <text:p/>
        </draw:line>
        <draw:frame draw:style-name="gr5" draw:text-style-name="P7" draw:layer="layout" svg:width="1.9cm" svg:height="0.484cm" svg:x="11cm" svg:y="13.8cm">
          <draw:text-box>
            <text:p text:style-name="P6"><text:span text:style-name="T2">插</text:span><text:span text:style-name="T2">入</text:span><text:span text:style-name="T2">2</text:span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21:17:32.083822723</meta:creation-date>
    <dc:date>2018-03-13T00:54:23.816869432</dc:date>
    <meta:editing-duration>PT5M17S</meta:editing-duration>
    <meta:editing-cycles>1</meta:editing-cycles>
    <meta:document-statistic meta:object-count="118"/>
    <meta:generator>LibreOffice/5.2.7.2$Linux_X86_64 LibreOffice_project/20m0$Build-2</meta:generator>
  </office:meta>
</office:document-meta>
</file>